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f0041" draw:fill="none" draw:fill-color="#729fcf" draw:opacity="0%" draw:textarea-horizontal-align="justify" draw:textarea-vertical-align="middle" draw:auto-grow-height="false" fo:min-height="8.073cm" fo:min-width="8.033cm" draw:shadow="hidden"/>
    </style:style>
    <style:style style:name="gr2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1c1c1c" draw:marker-start="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5.973cm" fo:min-width="14.613cm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769cm" svg:x="2.39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71cm" svg:height="0.47cm" svg:x="10.37cm" svg:y="15.0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2.349cm" svg:y1="17.32cm" svg:x2="14.414cm" svg:y2="17.32cm">
          <text:p/>
        </draw:line>
        <draw:frame draw:style-name="gr2" draw:text-style-name="P2" draw:layer="layout" svg:width="1.227cm" svg:height="0.47cm" svg:x="7.901cm" svg:y="17.8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3" draw:layer="layout" svg:x1="8.493cm" svg:y1="17.256cm" svg:x2="11.795cm" svg:y2="12.43cm">
          <text:p/>
        </draw:line>
        <draw:custom-shape draw:style-name="gr5" draw:text-style-name="P4" draw:layer="layout" svg:width="15.113cm" svg:height="6.223cm" svg:x="1.127cm" svg:y="17.3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88cm" svg:height="0.368cm" svg:x="8.112cm" svg:y="10.6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7T19:16:36.336332261</dc:date>
    <meta:editing-duration>PT2H8M56S</meta:editing-duration>
    <meta:editing-cycles>37</meta:editing-cycles>
    <meta:generator>LibreOffice/6.4.7.2$Linux_X86_64 LibreOffice_project/4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style color="blue">
      <mrow>
        <mi>D</mi>
        <mo stretchy="false">=</mo>
        <mn>2</mn>
      </mrow>
    </mstyle>
    <annotation encoding="StarMath 5.0">color blue {D = 2}</annotation>
  </semantics>
</math>
</file>

<file path=Object 2/content.xml><?xml version="1.0" encoding="utf-8"?>
<math xmlns="http://www.w3.org/1998/Math/MathML" display="block">
  <semantics>
    <mstyle color="red">
      <mi>π</mi>
    </mstyle>
    <annotation encoding="StarMath 5.0">color red { %pi}</annotation>
  </semantics>
</math>
</file>

<file path=Object 6/content.xml><?xml version="1.0" encoding="utf-8"?>
<math xmlns="http://www.w3.org/1998/Math/MathML" display="block">
  <semantics>
    <mrow>
      <mi>R</mi>
      <mo stretchy="false">=</mo>
      <mn>1</mn>
    </mrow>
    <annotation encoding="StarMath 5.0"> {R=1}</annotation>
  </semantics>
</math>
</file>